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1000001AE5EB4733D.png" manifest:media-type="image/png"/>
  <manifest:file-entry manifest:full-path="Pictures/10000000000002F400000182FCBA8288.png" manifest:media-type="image/png"/>
  <manifest:file-entry manifest:full-path="Pictures/10000000000005370000032F252DBCA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width="5.1181in" svg:height="2.9862in" draw:z-index="1"><draw:image xlink:href="Pictures/10000000000002E1000001AE5EB4733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x="1.0043in" svg:y="0.1264in" svg:width="5.25in" svg:height="2.6807in" draw:z-index="2"><draw:image xlink:href="Pictures/10000000000002F400000182FCBA828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" text:anchor-type="char" svg:width="6.9252in" svg:height="4.2272in" draw:z-index="0"><draw:image xlink:href="Pictures/10000000000005370000032F252DBCA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3T20:39:00.814186300</meta:creation-date>
    <dc:date>2026-03-03T20:43:42.565056300</dc:date>
    <meta:editing-duration>PT4M43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25.2.7.2$Windows_X86_64 LibreOffice_project/5cbfd1ab6520636bb5f7b99185aa69bd7456825d</meta:generator>
  </office:meta>
</office:document-meta>
</file>